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Text_20_body">
      <style:paragraph-properties fo:margin-left="0cm" fo:margin-right="0cm" fo:line-height="140%" fo:orphans="2" fo:widows="2" fo:text-indent="0cm" style:auto-text-indent="false"/>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paragraph-properties fo:margin-left="0cm" fo:margin-right="0cm" fo:line-height="140%" fo:orphans="2" fo:widows="2" fo:text-indent="0cm" style:auto-text-indent="false"/>
      <style:text-properties fo:font-variant="normal" fo:text-transform="none" fo:color="#222222" style:font-name="Roboto" fo:letter-spacing="normal" fo:font-style="normal" fo:font-weight="normal"/>
    </style:style>
    <style:style style:name="P7" style:family="paragraph" style:parent-style-name="Table_20_Contents">
      <style:text-properties fo:font-variant="normal" fo:text-transform="none" fo:color="#222222" style:font-name="Roboto" fo:font-size="12pt" fo:letter-spacing="normal" fo:font-style="normal" fo:font-weight="normal"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Roboto" fo:font-size="12pt" fo:letter-spacing="normal" fo:font-style="normal" fo:font-weight="normal"/>
    </style:style>
    <style:style style:name="T1" style:family="text">
      <style:text-properties fo:font-variant="normal" fo:text-transform="none" fo:color="#222222" style:font-name="Roboto" fo:font-size="12pt" fo:letter-spacing="normal" fo:font-style="normal"/>
    </style:style>
    <style:style style:name="T2" style:family="text">
      <style:text-properties fo:font-variant="normal" fo:text-transform="none" fo:color="#222222" style:font-name="Roboto" fo:font-size="12pt" fo:letter-spacing="normal" fo:font-style="normal" fo:font-weight="bold"/>
    </style:style>
    <style:style style:name="T3" style:family="text">
      <style:text-properties fo:font-variant="normal" fo:text-transform="none" fo:color="#222222" style:font-name="Roboto" fo:font-size="12pt" fo:letter-spacing="normal" fo:font-style="normal" fo:font-weight="bold" style:font-weight-asian="bold" style:font-weight-complex="bold"/>
    </style:style>
    <style:style style:name="T4" style:family="text">
      <style:text-properties fo:font-variant="normal" fo:text-transform="none" fo:color="#222222" style:font-name="Roboto" fo:font-size="12pt" fo:letter-spacing="normal" fo:font-style="normal" fo:font-weight="normal"/>
    </style:style>
    <style:style style:name="T5" style:family="text">
      <style:text-properties fo:font-variant="normal" fo:text-transform="none" fo:color="#222222" style:font-name="Roboto" fo:font-size="12pt" fo:letter-spacing="normal" fo:font-style="normal" fo:font-weight="normal" style:font-weight-asian="normal" style:font-weight-complex="normal"/>
    </style:style>
    <style:style style:name="T6" style:family="text">
      <style:text-properties fo:font-variant="normal" fo:text-transform="none" fo:color="#222222" style:font-name="Roboto" fo:font-size="12pt" fo:letter-spacing="normal" fo:font-style="italic" fo:font-weight="bold"/>
    </style:style>
    <style:style style:name="T7" style:family="text">
      <style:text-properties fo:font-variant="normal" fo:text-transform="none" fo:color="#222222" style:font-name="Roboto" fo:letter-spacing="normal" fo:font-style="italic" fo:font-weight="bold"/>
    </style:style>
    <style:style style:name="T8" style:family="text">
      <style:text-properties fo:font-variant="normal" fo:text-transform="none" fo:color="#222222" style:font-name="Roboto" fo:letter-spacing="normal" fo:font-style="normal" fo:font-weight="bold"/>
    </style:style>
    <style:style style:name="T9" style:family="text">
      <style:text-properties fo:font-variant="normal" fo:text-transform="none" fo:color="#222222" style:font-name="Roboto" fo:letter-spacing="normal" fo:font-style="normal" fo:font-weight="normal"/>
    </style:style>
    <style:style style:name="T10" style:family="text">
      <style:text-properties fo:font-variant="normal" fo:text-transform="none" fo:color="#222222" style:font-name="Roboto" fo:letter-spacing="normal" fo:font-style="normal" fo:font-weight="normal" style:font-weight-asian="normal" style:font-weight-complex="normal"/>
    </style:style>
    <style:style style:name="T11" style:family="text">
      <style:text-properties fo:font-variant="normal" fo:text-transform="none" fo:color="#222222" fo:letter-spacing="normal"/>
    </style:style>
    <style:style style:name="T12" style:family="text">
      <style:text-properties fo:font-variant="normal" fo:text-transform="none" fo:color="#77008d" style:font-name="Roboto" fo:font-size="12pt" fo:letter-spacing="normal" fo:font-style="normal" fo:font-weight="normal" fo:background-color="transparent"/>
    </style:style>
    <style:style style:name="T13" style:family="text">
      <style:text-properties fo:font-variant="normal" fo:text-transform="none" fo:color="#77008d" style:font-name="Roboto" fo:letter-spacing="normal" fo:font-style="normal" fo:font-weight="normal" fo:background-color="transparent"/>
    </style:style>
    <style:style style:name="T14" style:family="text">
      <style:text-properties fo:font-variant="normal" fo:text-transform="none" fo:color="#77008d" style:font-name="Roboto" fo:font-size="8.85000038146973pt" fo:letter-spacing="normal" fo:font-style="normal" fo:font-weight="normal" fo:background-color="transparent"/>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s://health.gov/dietaryguidelines/2015/guidelines/chapter-2/a-closer-look-at-current-intakes-and-recommended-shifts/" text:style-name="Internet_20_link" text:visited-style-name="Visited_20_Internet_20_Link">https://health.gov/dietaryguidelines/2015/guidelines/chapter-2/a-closer-look-at-current-intakes-and-recommended-shifts/</text:a></text:p>
      <table:table table:name="Table1" table:style-name="Table1">
        <table:table-column table:style-name="Table1.A"/>
        <table:table-column table:style-name="Table1.B"/>
        <table:table-row>
          <table:table-cell table:style-name="Table1.A1" office:value-type="string">
            <text:p text:style-name="P1">Shift Recommendations</text:p>
          </table:table-cell>
          <table:table-cell table:style-name="Table1.B1" office:value-type="string">
            <text:p text:style-name="P1">Our Study and Analysis</text:p>
          </table:table-cell>
        </table:table-row>
        <table:table-row>
          <table:table-cell table:style-name="Table1.A2" office:value-type="string">
            <text:p text:style-name="P3"><text:span text:style-name="Strong_20_Emphasis"><text:span text:style-name="T3">Primary Shift Recommended: </text:span></text:span><text:span text:style-name="Strong_20_Emphasis"><text:span text:style-name="T4">with few exceptions, the U.S. population does not meet intake recommendations for any of the vegetable subgroups</text:span></text:span></text:p>
            <text:p text:style-name="P3"><text:span text:style-name="Strong_20_Emphasis"><text:span text:style-name="T2">----</text:span></text:span></text:p>
            <text:p text:style-name="P3"><text:span text:style-name="Strong_20_Emphasis"><text:span text:style-name="T2"/></text:span></text:p>
            <text:p text:style-name="P3"><text:span text:style-name="Strong_20_Emphasis"><text:span text:style-name="T2">Current intakes:</text:span></text:span><text:span text:style-name="T11"> </text:span><text:bookmark text:name="anch_75"/><text:a xlink:type="simple" xlink:href="https://health.gov/dietaryguidelines/2015/guidelines/chapter-2/a-closer-look-at-current-intakes-and-recommended-shifts/#figure-2-3" text:style-name="Internet_20_link" text:visited-style-name="Visited_20_Internet_20_Link"><text:span text:style-name="T12">Figure 2-3</text:span></text:a><text:span text:style-name="T11"> </text:span><text:span text:style-name="T4">shows the low average intakes of vegetables across age-sex groups in comparison to recommended intake levels. Vegetable consumption relative to recommendations is lowest among boys ages 9 to 13 years and girls ages 14 to 18 years. Vegetable intakes relative to recommendations are slightly higher during the adult years, but intakes are still below recommendations. In addition, with few exceptions, the U.S. population does not meet intake recommendations for any of the vegetable subgroups (</text:span><text:bookmark text:name="anch_76"/><text:a xlink:type="simple" xlink:href="https://health.gov/dietaryguidelines/2015/guidelines/chapter-2/a-closer-look-at-current-intakes-and-recommended-shifts/#figure-2-4" text:style-name="Internet_20_link" text:visited-style-name="Visited_20_Internet_20_Link"><text:span text:style-name="T12">Figure 2-4</text:span></text:a><text:span text:style-name="T4">).</text:span></text:p>
            <text:p text:style-name="Table_20_Contents"/>
          </table:table-cell>
          <table:table-cell table:style-name="Table1.B2" office:value-type="string">
            <text:p text:style-name="P2"/>
          </table:table-cell>
        </table:table-row>
        <table:table-row>
          <table:table-cell table:style-name="Table1.A2" office:value-type="string">
            <text:p text:style-name="P3"><text:span text:style-name="Strong_20_Emphasis"><text:span text:style-name="T6">Shift</text:span></text:span><text:span text:style-name="Strong_20_Emphasis"><text:span text:style-name="T2"> to consume more vegetables:</text:span></text:span><text:span text:style-name="T11"> </text:span><text:span text:style-name="T4">For most individuals, following a healthy eating pattern would include an increase in total vegetable intake from all vegetable subgroups, in nutrient-dense forms, and an increase in the variety of different vegetables consumed over time (see </text:span><text:bookmark text:name="anch_80"/><text:a xlink:type="simple" xlink:href="https://health.gov/dietaryguidelines/2015/guidelines/chapter-2/a-closer-look-at-current-intakes-and-recommended-shifts/#table-2-1" text:style-name="Internet_20_link" text:visited-style-name="Visited_20_Internet_20_Link"><text:span text:style-name="T12">Table 2-1</text:span></text:a><text:span text:style-name="T4">). Strategies to increase vegetable intake include choosing more vegetables—from all subgroups—in place of foods high in calories, saturated fats, or sodium such as some meats, poultry, cheeses, and snack foods. One realistic option is to increase the vegetable content of mixed dishes while decreasing the amounts of other food components that are often overconsumed, such as refined grains or meats high in saturated fat and/or sodium. Other strategies include always choosing a green salad or a vegetable as a side dish and incorporating vegetables into most meals and snacks.</text:span></text:p>
            <text:p text:style-name="P3"/>
          </table:table-cell>
          <table:table-cell table:style-name="Table1.B2" office:value-type="string">
            <text:p text:style-name="P2">Recommended Shift<text:span text:style-name="T15">:</text:span> <text:span text:style-name="T15">Include more vegetables from all subgroups whereas w</text:span><text:span text:style-name="T4">ith few exceptions, the U.S. population does not meet intake recommendations for any of the vegetable subgroups. </text:span></text:p>
            <text:p text:style-name="P7"/>
            <text:p text:style-name="P2"><text:span text:style-name="T1">Our Study: </text:span><text:span text:style-name="T5">This study found moderate positive correlations with mortality for CKD patients. Hence, more vegetables intake is from all vegetable subgroups is not highly recommended <text:s/>for CKD patients. As this study also finds that food subgroups such as Other Vegetables, Red and Orange Vegetables, and Starchy vegetables are positively correlated with mortality; hence, limiting these subcategories with moderate intake of overall vegetables can be beneficial to CKD patients.</text:span><text:span text:style-name="T1"> </text:span></text:p>
          </table:table-cell>
        </table:table-row>
        <table:table-row>
          <table:table-cell table:style-name="Table1.A2" office:value-type="string">
            <text:p text:style-name="P3"><text:span text:style-name="Strong_20_Emphasis"><text:span text:style-name="T6">Shift</text:span></text:span><text:span text:style-name="Strong_20_Emphasis"><text:span text:style-name="T2"> to consume more fruits:</text:span></text:span><text:span text:style-name="T11"> </text:span><text:span text:style-name="T4">To help support healthy eating patterns, most </text:span><text:soft-page-break/><text:span text:style-name="T4">individuals in the United States would benefit from increasing their intake of fruits, mostly </text:span><text:span text:style-name="T4">whole fruits, in nutrient-dense forms. A wide variety of fruits are available in the U.S. marketplace, some year-round and others seasonally. Strategies to help achieve this shift include choosing more fruits as snacks, in salads, as side dishes, and as desserts in place of foods with added sugars, such as cakes, pies, cookies, doughnuts, ice cream, and candies.</text:span></text:p>
          </table:table-cell>
          <table:table-cell table:style-name="Table1.B2" office:value-type="string">
            <text:p text:style-name="P2">Recommended Shift: <text:span text:style-name="T15">Increase fruit (whole fruit) intake for all individuals. Also, take fruits as </text:span><text:soft-page-break/><text:span text:style-name="T15">snacks, salads, and side-dishes.</text:span></text:p>
            <text:p text:style-name="P8"/>
            <text:p text:style-name="P2">Our Study: <text:span text:style-name="T15">This study finds Fruits has negative correlations with CKD mortality. Hence, more fruits intake will be beneficial to CKD patients. Shift recommendation is in align with our study.</text:span></text:p>
          </table:table-cell>
        </table:table-row>
        <table:table-row>
          <table:table-cell table:style-name="Table1.A2" office:value-type="string">
            <text:p text:style-name="P3"><text:span text:style-name="Strong_20_Emphasis"><text:span text:style-name="T6">Shift</text:span></text:span><text:span text:style-name="Strong_20_Emphasis"><text:span text:style-name="T2"> to make half of all grains consumed be whole grains:</text:span></text:span><text:span text:style-name="T11"> </text:span><text:span text:style-name="T4">Shifting from refined to whole-grain versions of commonly consumed foods—such as from white to 100% whole-wheat breads, white to whole-grain pasta, and white to brown rice—would increase whole-grain intakes and lower refined grain intakes to help meet recommendations.</text:span></text:p>
            <text:p text:style-name="P9"/>
            <text:p text:style-name="P9"><text:s/>Strategies to increase whole grains in place of refined grains include using the ingredient list on packaged foods to select foods that have whole grains listed as the first grain ingredient. </text:p>
            <text:p text:style-name="P9"/>
            <text:p text:style-name="P9">Another strategy is to cut back on refined grain desserts and sweet snacks such as cakes, cookies, and pastries, which are high in added sugars, solid fats, or both, and are a common source of excess calories. </text:p>
            <text:p text:style-name="P9"/>
            <text:p text:style-name="P9">Choosing both whole and refined grain foods in nutrient-dense forms, such as choosing plain popcorn instead of buttered, bread instead of croissants, and English muffins instead of biscuits also can help in meeting recommendations for a healthy eating pattern.</text:p>
          </table:table-cell>
          <table:table-cell table:style-name="Table1.B2" office:value-type="string">
            <text:p text:style-name="P2">Recommended Shift: H<text:span text:style-name="T15">alf of all grains should be whole grain.</text:span></text:p>
            <text:p text:style-name="P8"/>
            <text:p text:style-name="P2">Our Study: <text:span text:style-name="T15">This study found strong negative correlation of Grains with CKD mortality i.e. more Grain intake showed low mortality rates. Hence, like shift recommendations, CKD patients will benefit by taking recommended amount of Grains. However, this Grain intake includes both whole and refined grain intake. This study also found that Whole grain has moderate negative correlation with mortality i.e. Refined grain contributed to the overall strong correlation. Hence, refined grain-based products can be seen to contribute in negative correlation. Whole grains having rich in Potassium are not highly recommended for CKD patients (I have to check for what level of CKD). CKD patients might get benefit with a mix of whole and refined grain based products where finding the ideal ratio will need further research.</text:span></text:p>
          </table:table-cell>
        </table:table-row>
        <table:table-row>
          <table:table-cell table:style-name="Table1.A2" office:value-type="string">
            <text:p text:style-name="P3"><text:span text:style-name="Strong_20_Emphasis"><text:span text:style-name="T6">Shift</text:span></text:span><text:span text:style-name="Strong_20_Emphasis"><text:span text:style-name="T2"> to consume more dairy products in nutrient-dense forms:</text:span></text:span><text:span text:style-name="T11"> </text:span><text:span text:style-name="T4">Most individuals in the United States would benefit by increasing dairy intake in fat-free or low-fat forms, whether from milk (including lactose-free milk), yogurt, and cheese or from fortified soy beverages (soymilk). Some sweetened milk and yogurt products may be included in a </text:span><text:soft-page-break/><text:span text:style-name="T4">healthy eating pattern as long as the total amount of added sugars consumed does not exceed the limit for added sugars, and the eating pattern does not exceed calorie limits. Because most cheese contains more sodium and saturated fats, and less potassium, </text:span><text:span text:style-name="T4">vitamin A, and vitamin D than milk or yogurt, increased intake of dairy products would be most beneficial if more fat-free or low-fat milk and yogurt were selected rather than cheese. Strategies to increase dairy intake include drinking fat-free or low-fat milk (or a fortified soy beverage) with meals, choosing yogurt as a snack, or using yogurt as an ingredient in prepared dishes such as salad dressings or spreads. Strategies for choosing dairy products in nutrient-dense forms include choosing lower fat versions of milk, yogurt, and cheese in place of whole milk products and regular cheese.</text:span></text:p>
          </table:table-cell>
          <table:table-cell table:style-name="Table1.B2" office:value-type="string">
            <text:p text:style-name="P2">Recommended Shift: <text:span text:style-name="T15">Increase dairy intake in fat-free form.</text:span></text:p>
            <text:p text:style-name="P8"/>
            <text:p text:style-name="P8"/>
            <text:p text:style-name="P2">Our study: <text:s/><text:span text:style-name="T15">This study did not find any strong correlation between dairy products and mortality. However, this study found positive correlation of Urine ACR with dairy products i.e. Urine ACR is </text:span><text:soft-page-break/><text:span text:style-name="T15">high when dairy products are taken more. </text:span></text:p>
            <text:p text:style-name="P8"/>
            <text:p text:style-name="P8">However, the recommended Shift i.e. Increase dairy intake in fat-free form consistent with the recommendation done to CKD patients.</text:p>
          </table:table-cell>
        </table:table-row>
        <table:table-row>
          <table:table-cell table:style-name="Table1.A2" office:value-type="string">
            <text:p text:style-name="P5"><text:span text:style-name="Strong_20_Emphasis"><text:span text:style-name="T7">Shift</text:span></text:span><text:span text:style-name="Strong_20_Emphasis"><text:span text:style-name="T8"> to increase variety in protein foods choices and to make more nutrient-dense choices:</text:span></text:span><text:span text:style-name="T9"> Average intake of total protein foods is close to recommendations, while average seafood intake is below recommendations for all age-sex groups. Shifts are needed within the protein foods group to increase seafood intake, but the foods to be replaced depend on the individual’s current intake from the other protein subgroups. Strategies to increase the variety of protein foods include incorporating seafood as the protein foods choice in meals twice per week in place of meat, poultry, or eggs, and using legumes or nuts and seeds in mixed dishes instead of some meat or poultry. For example, choosing a salmon steak, a tuna sandwich, bean chili, or almonds on a main-dish salad could all increase protein variety.</text:span></text:p>
            <text:p text:style-name="P4"><text:span text:style-name="T9">Shifting to nutrient-dense options, including lean and lower sodium options, will improve the nutritional quality of protein food choices and support healthy eating patterns. Some individuals, especially teen boys and adult </text:span><text:soft-page-break/><text:span text:style-name="T9">men, also need to reduce overall intake of protein foods (see </text:span><text:bookmark text:name="anch_104"/><text:a xlink:type="simple" xlink:href="https://health.gov/dietaryguidelines/2015/guidelines/chapter-2/a-closer-look-at-current-intakes-and-recommended-shifts/#figure-2-3" text:style-name="Internet_20_link" text:visited-style-name="Visited_20_Internet_20_Link"><text:span text:style-name="T13">Figure 2-3</text:span></text:a><text:span text:style-name="T9">) by decreasing intakes of meats, poultry, and eggs and increasing amounts of vegetables or other </text:span><text:span text:style-name="T9">underconsumed food groups.</text:span></text:p>
            <text:p text:style-name="P3"/>
          </table:table-cell>
          <table:table-cell table:style-name="Table1.B2" office:value-type="string">
            <text:p text:style-name="P2">Recommended Shift: <text:span text:style-name="T15">Increase seafood intake where T</text:span><text:span text:style-name="T10">een boys and adult men are recommended to reduce protein intake (instead increase/replace that with vegetables)</text:span></text:p>
            <text:p text:style-name="P8"/>
            <text:p text:style-name="P2">Our study: T<text:span text:style-name="T15">his study did not find any strong correlation between protein and mortality. </text:span></text:p>
            <text:p text:style-name="P8"/>
            <text:p text:style-name="P8">However, CKD patients based on stages of CKD are recommended to take moderate amount of Protein. The recommended shift i.e. Reduce protein intake for Teen Boys and Adult Men will help CKD patients for that age groups along with others. </text:p>
          </table:table-cell>
        </table:table-row>
        <table:table-row>
          <table:table-cell table:style-name="Table1.A2" office:value-type="string">
            <text:p text:style-name="P5"><text:span text:style-name="Strong_20_Emphasis"><text:span text:style-name="T6">Shift</text:span></text:span><text:span text:style-name="Strong_20_Emphasis"><text:span text:style-name="T2"> from solid fats to oils:</text:span></text:span><text:span text:style-name="T11"> </text:span><text:span text:style-name="T4">To move the intake of oils to recommended levels, individuals should use oils rather than solid fats in food preparation where possible. Strategies to shift intake include using vegetable oil in place of solid fats (butter, stick margarine, shortening, lard, coconut oil) when cooking, increasing the intake of foods that naturally contain oils, such as seafood and nuts, in place of some meat and poultry, and choosing other foods, such as salad dressings and spreads, made with oils instead of solid fats.</text:span></text:p>
          </table:table-cell>
          <table:table-cell table:style-name="Table1.B2" office:value-type="string">
            <text:p text:style-name="P2">Recommended Shift: <text:span text:style-name="T15">Increase Oil intake and reduce solid fat intake. Use Oils rather than solid fats.</text:span></text:p>
            <text:p text:style-name="P8"/>
            <text:p text:style-name="P2">Our Study: <text:span text:style-name="T15">This study did not see any strong correlation in this regard for CKD patients</text:span></text:p>
          </table:table-cell>
        </table:table-row>
        <table:table-row>
          <table:table-cell table:style-name="Table1.A2" office:value-type="string">
            <text:p text:style-name="P3"><text:span text:style-name="Strong_20_Emphasis"><text:span text:style-name="T6">Shift</text:span></text:span><text:span text:style-name="Strong_20_Emphasis"><text:span text:style-name="T2"> to reduce added sugars consumption to less than 10 percent of calories per day:</text:span></text:span><text:bookmark text:name="footnote-ref4"/><text:a xlink:type="simple" xlink:href="https://health.gov/dietaryguidelines/2015/guidelines/chapter-2/a-closer-look-at-current-intakes-and-recommended-shifts/#footnote-4" text:style-name="Internet_20_link" text:visited-style-name="Visited_20_Internet_20_Link"><text:span text:style-name="T14">[4]</text:span></text:a><text:span text:style-name="T11"> </text:span><text:span text:style-name="T4">Individuals have many potential options for reducing the intake of added sugars. Strategies include choosing beverages with no added sugars, such as water, in place of sugar-sweetened beverages, reducing portions of sugar-sweetened beverages, drinking these beverages less often, and selecting beverages low in added sugars. Low-fat or fat-free milk or 100% fruit or vegetable juice also can be consumed within recommended amounts in place of sugar-sweetened beverages. Additional strategies include limiting or decreasing portion size of grain-based and dairy desserts and sweet snacks and choosing unsweetened or no-sugar-added versions of canned fruit, fruit sauces (e.g., applesauce), and yogurt. The use of high-intensity sweeteners as a replacement for added sugars is discussed in </text:span><text:bookmark text:name="anch_127"/><text:a xlink:type="simple" xlink:href="https://health.gov/dietaryguidelines/2015/guidelines/chapter-1/" text:style-name="Internet_20_link" text:visited-style-name="Visited_20_Internet_20_Link"><text:span text:style-name="T12">Chapter 1</text:span></text:a><text:span text:style-name="T11"> </text:span><text:span text:style-name="T4">in the </text:span><text:bookmark text:name="anch_128"/><text:a xlink:type="simple" xlink:href="https://health.gov/dietaryguidelines/2015/guidelines/chapter-1/a-closer-look-inside-healthy-eating-patterns/#added-sugars" text:style-name="Internet_20_link" text:visited-style-name="Visited_20_Internet_20_Link"><text:span text:style-name="T12">Added Sugars</text:span></text:a><text:span text:style-name="T11"> </text:span><text:span text:style-name="T4">section.</text:span></text:p>
            <text:p text:style-name="P5"/>
          </table:table-cell>
          <table:table-cell table:style-name="Table1.B2" office:value-type="string">
            <text:p text:style-name="Table_20_Contents"><text:span text:style-name="T16">Recommended Shift:</text:span> Reduce added sugars to less than 10% of calories intake per day. </text:p>
            <text:p text:style-name="Table_20_Contents"/>
            <text:p text:style-name="P2">Our Study: <text:span text:style-name="T15">This study found negative correlation between CKD mortality and Added Sugars i.e. Less sugar intake is related to high mortality. This is contradictory to current knowledge and goes against shift recommendation. However, investigation is required on our data and finding to see what were included in the sugar category. </text:span></text:p>
          </table:table-cell>
        </table:table-row>
        <table:table-row>
          <table:table-cell table:style-name="Table1.A2" office:value-type="string">
            <text:p text:style-name="P3"><text:span text:style-name="Strong_20_Emphasis"><text:span text:style-name="T6">Shift</text:span></text:span><text:span text:style-name="Strong_20_Emphasis"><text:span text:style-name="T2"> to reduce saturated fats intake to </text:span></text:span><text:soft-page-break/><text:span text:style-name="Strong_20_Emphasis"><text:span text:style-name="T2">less than 10 percent of calories per day:</text:span></text:span><text:span text:style-name="T11"> </text:span><text:span text:style-name="T4">Individuals should aim to shift food choices from those high in saturated fats to those high in polyunsaturated and monounsaturated fats. Strategies to lower </text:span><text:span text:style-name="T4">saturated fat intake include reading food labels to choose packaged foods lower in saturated fats and higher in polyunsaturated and monounsaturated fats, choosing lower fat forms of foods and beverages that contain solid fats (e.g., fat-free or low-fat milk instead of 2% or whole milk; low-fat cheese instead of regular cheese; lean rather than fatty cuts of meat), and consuming smaller portions of foods higher in saturated fats or consuming them less often. One realistic option is to change ingredients in mixed dishes to increase the amounts of vegetables, whole grains, lean meat, and low-fat or fat-free cheese, in place of some of the fatty meat and/or regular cheese in the dish. Additional strategies include preparing foods using oils that are high in polyunsaturated and monounsaturated fats, rather than solid fats, which are high in saturated fats (see </text:span><text:bookmark text:name="anch_137"/><text:a xlink:type="simple" xlink:href="https://health.gov/dietaryguidelines/2015/guidelines/chapter-1/a-closer-look-inside-healthy-eating-patterns/#callout-dietary-fats" text:style-name="Internet_20_link" text:visited-style-name="Visited_20_Internet_20_Link"><text:span text:style-name="T12">Chapter 1, Figure 1-2</text:span></text:a><text:span text:style-name="T4">), and using oil-based dressings and spreads on foods instead of those made from solid fats (e.g., butter, stick margarine, cream cheese) (see </text:span><text:bookmark text:name="anch_138"/><text:a xlink:type="simple" xlink:href="https://health.gov/dietaryguidelines/2015/guidelines/chapter-2/a-closer-look-at-current-intakes-and-recommended-shifts/#callout-solidfats" text:style-name="Internet_20_link" text:visited-style-name="Visited_20_Internet_20_Link"><text:span text:style-name="T12">Solid Fats</text:span></text:a><text:span text:style-name="T11"> </text:span><text:span text:style-name="T4">call-out box).</text:span></text:p>
            <text:p text:style-name="P3"/>
          </table:table-cell>
          <table:table-cell table:style-name="Table1.B2" office:value-type="string">
            <text:p text:style-name="P2">Recommended Shift: <text:span text:style-name="T15">Reduce saturated fat intake </text:span><text:soft-page-break/><text:span text:style-name="T15">to 10% of calories per day. Shift to take more </text:span><text:s/><text:span text:style-name="T4">polyunsaturated and monounsaturated fats than saturated fats.</text:span></text:p>
            <text:p text:style-name="P2">Our study: <text:span text:style-name="T15">Polyunsaturated fatty acids have negative correlation with CKD mortality i.e. CKD patients will benefit by taking more <text:s/>Polyunsaturated fatty acids. Hence, recommended shift will benefit CKD patients.</text:span></text:p>
          </table:table-cell>
        </table:table-row>
        <table:table-row>
          <table:table-cell table:style-name="Table1.A2" office:value-type="string">
            <text:p text:style-name="P3"><text:span text:style-name="Strong_20_Emphasis"><text:span text:style-name="T6">Shift</text:span></text:span><text:span text:style-name="Strong_20_Emphasis"><text:span text:style-name="T2"> food choices to reduce sodium intake:</text:span></text:span><text:bookmark text:name="footnote-ref5"/><text:a xlink:type="simple" xlink:href="https://health.gov/dietaryguidelines/2015/guidelines/chapter-2/a-closer-look-at-current-intakes-and-recommended-shifts/#footnote-5" text:style-name="Internet_20_link" text:visited-style-name="Visited_20_Internet_20_Link"><text:span text:style-name="T14">[5]</text:span></text:a><text:span text:style-name="T11"> </text:span><text:span text:style-name="T4">Because sodium is found in so many foods, careful choices are needed in all food groups to reduce intake. Strategies to lower sodium intake include using the Nutrition Facts label to compare sodium content of foods and choosing the product with less sodium and buying low-sodium, reduced sodium, or no-salt-added versions of products when available. Choose fresh, frozen (no sauce or seasoning), or no-salt-added canned vegetables, and fresh poultry, seafood, pork, and lean meat, rather than processed meat and poultry. Additional strategies include eating at home more often; cooking foods from scratch to control the sodium content of dishes; limiting sauces, mixes, and “instant” products, including </text:span><text:soft-page-break/><text:span text:style-name="T4">flavored rice, instant noodles, and ready-made pasta; and flavoring foods with herbs and spices instead of salt.</text:span></text:p>
            <text:p text:style-name="P3"/>
          </table:table-cell>
          <table:table-cell table:style-name="Table1.B2" office:value-type="string">
            <text:p text:style-name="P2">Recommended Shift: <text:span text:style-name="T15">Reduce Sodium Intake.</text:span></text:p>
            <text:p text:style-name="P8"/>
            <text:p text:style-name="P2">Our Study: <text:span text:style-name="T15">This study did not find any correlation between Sodium and CKD Mortality (I have to verify to what extent sodium is included or not in the study).</text:span></text:p>
          </table:table-cell>
        </table:table-row>
        <table:table-row>
          <table:table-cell table:style-name="Table1.A2" office:value-type="string">
            <text:p text:style-name="P5"><text:span text:style-name="Strong_20_Emphasis"><text:span text:style-name="T7">Shift</text:span></text:span><text:span text:style-name="Strong_20_Emphasis"><text:span text:style-name="T8"> to eating more vegetables, fruits, whole grains, and dairy to increase intake of nutrients of public health concern.</text:span></text:span><text:span text:style-name="T9"> Low intakes of dietary fiber are due to low intakes of vegetables, fruits, and whole grains. Low intakes of potassium are due to low intakes of vegetables, fruits, and dairy. Low intakes of calcium are due to low intakes of dairy. If a healthy eating pattern, such as the Healthy U.S.-Style Eating Pattern, is consumed, amounts of calcium and dietary fiber will meet recommendations. Amounts of potassium will increase but depending on food choices may not meet the Adequate Intake recommendation. To increase potassium, focus on food choices with the most potassium, listed in </text:span><text:bookmark text:name="anch_157"/><text:a xlink:type="simple" xlink:href="https://health.gov/dietaryguidelines/2015/guidelines/appendix-10/" text:style-name="Internet_20_link" text:visited-style-name="Visited_20_Internet_20_Link"><text:span text:style-name="T13">Appendix 10. Food Sources of Potassium</text:span></text:a><text:span text:style-name="T9">, such as white potatoes, beet greens, white beans, plain yogurt, and sweet potato.</text:span></text:p>
            <text:p text:style-name="P6">Although amounts of vitamin D in the USDA Food Patterns are less than recommendations, vitamin D is unique in that sunlight on the skin enables the body to make vitamin D. Recommendations for vitamin D assume minimum sun exposure. Strategies to achieve higher levels of intake of dietary vitamin D include consuming seafood with higher amounts of vitamin D, such as salmon, herring, mackerel, and tuna, and more foods fortified with vitamin D, especially fluid milk, soy beverage (soymilk), yogurt, orange juice, and breakfast cereals. In some cases, taking a vitamin D supplement may be appropriate, especially when sunshine exposure is limited due to climate or the use of sunscreen.</text:p>
            <text:p text:style-name="P4"><text:span text:style-name="T9">The best food sources of potassium, calcium, </text:span><text:soft-page-break/><text:span text:style-name="T9">vitamin D, and dietary fiber are found in </text:span><text:bookmark text:name="anch_158"/><text:a xlink:type="simple" xlink:href="https://health.gov/dietaryguidelines/2015/guidelines/appendix-10/" text:style-name="Internet_20_link" text:visited-style-name="Visited_20_Internet_20_Link"><text:span text:style-name="T13">Appendix 10</text:span></text:a><text:span text:style-name="T9">, </text:span><text:bookmark text:name="anch_159"/><text:a xlink:type="simple" xlink:href="https://health.gov/dietaryguidelines/2015/guidelines/appendix-11/" text:style-name="Internet_20_link" text:visited-style-name="Visited_20_Internet_20_Link"><text:span text:style-name="T13">Appendix 11</text:span></text:a><text:span text:style-name="T9">, </text:span><text:bookmark text:name="anch_160"/><text:a xlink:type="simple" xlink:href="https://health.gov/dietaryguidelines/2015/guidelines/appendix-12/" text:style-name="Internet_20_link" text:visited-style-name="Visited_20_Internet_20_Link"><text:span text:style-name="T13">Appendix 12</text:span></text:a><text:span text:style-name="T9">, </text:span><text:span text:style-name="T9">and </text:span><text:bookmark text:name="anch_161"/><text:a xlink:type="simple" xlink:href="https://health.gov/dietaryguidelines/2015/guidelines/appendix-13/" text:style-name="Internet_20_link" text:visited-style-name="Visited_20_Internet_20_Link"><text:span text:style-name="T13">Appendix 13</text:span></text:a><text:span text:style-name="T9">, respectively.</text:span></text:p>
            <text:p text:style-name="P6">Substantial numbers of women who are capable of becoming pregnant, including adolescent girls, are at risk of iron-deficiency anemia due to low intakes of iron. To improve iron status, women and adolescent girls should consume foods containing heme iron, such as lean meats, poultry, and seafood, which is more readily absorbed by the body. Additional iron sources include legumes (beans and peas) and dark-green vegetables, as well as foods enriched or fortified with iron, such as many breads and ready-to-eat cereals. Absorption of iron from non-heme sources is enhanced by consuming them along with vitamin C-rich foods. Women who are pregnant are advised to take an iron supplement when recommended by an obstetrician or other health care provider.</text:p>
            <text:p text:style-name="P3"/>
          </table:table-cell>
          <table:table-cell table:style-name="Table1.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yed Ahmed</meta:initial-creator>
    <meta:creation-date>2019-09-06T21:23:01</meta:creation-date>
    <dc:date>2019-09-08T20:45:30</dc:date>
    <dc:creator>Sayed Ahmed</dc:creator>
    <meta:editing-duration>PT3H54M57S</meta:editing-duration>
    <meta:editing-cycles>33</meta:editing-cycles>
    <meta:generator>OpenOffice/4.1.6$Unix OpenOffice.org_project/416m1$Build-9790</meta:generator>
    <meta:document-statistic meta:table-count="1" meta:image-count="0" meta:object-count="0" meta:page-count="7" meta:paragraph-count="43" meta:word-count="2409" meta:character-count="15615"/>
  </office:meta>
</office:document-meta>
</file>